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14cm"/>
    </style:style>
    <style:style style:name="gr2" style:family="graphic" style:parent-style-name="standard">
      <style:graphic-properties draw:fill="solid" draw:fill-color="#ff0000" draw:textarea-vertical-align="middle"/>
    </style:style>
    <style:style style:name="gr3" style:family="graphic" style:parent-style-name="standard">
      <style:graphic-properties draw:fill="solid" draw:fill-color="#009900" draw:textarea-vertical-align="middle"/>
    </style:style>
    <style:style style:name="gr4" style:family="graphic" style:parent-style-name="standard">
      <style:graphic-properties draw:fill="solid" draw:fill-color="#cc0066" draw:textarea-vertical-align="middle"/>
    </style:style>
    <style:style style:name="gr5" style:family="graphic" style:parent-style-name="standard">
      <style:graphic-properties draw:fill="solid" draw:fill-color="#0066ff" draw:textarea-vertical-align="middle"/>
    </style:style>
    <style:style style:name="gr6" style:family="graphic" style:parent-style-name="standard">
      <style:graphic-properties svg:stroke-color="#000000" draw:marker-start="" draw:marker-end="Arrow" draw:textarea-vertical-align="middle"/>
    </style:style>
    <style:style style:name="gr7" style:family="graphic" style:parent-style-name="standard">
      <style:graphic-properties svg:stroke-color="#000000" draw:marker-end="Arrow" draw:textarea-vertical-align="middle"/>
    </style:style>
    <style:style style:name="gr8" style:family="graphic" style:parent-style-name="standard">
      <style:graphic-properties draw:fill="solid" draw:fill-color="#00cccc" draw:textarea-vertical-align="middle"/>
    </style:style>
    <style:style style:name="gr9" style:family="graphic" style:parent-style-name="standard">
      <style:graphic-properties draw:fill="solid" draw:fill-color="#00cc33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02cm"/>
    </style:style>
    <style:style style:name="gr11" style:family="graphic" style:parent-style-name="standard">
      <style:graphic-properties draw:stroke="none" svg:stroke-color="#000000" draw:fill="none" draw:fill-color="#ffffff" fo:min-height="1.401cm"/>
    </style:style>
    <style:style style:name="gr12" style:family="graphic" style:parent-style-name="standard">
      <style:graphic-properties svg:stroke-color="#000000" draw:marker-end="Arrow" draw:fill="solid" draw:fill-color="#009999" draw:textarea-vertical-align="middle"/>
    </style:style>
    <style:style style:name="gr13" style:family="graphic" style:parent-style-name="standard">
      <style:graphic-properties svg:stroke-color="#000000" draw:fill="solid" draw:fill-color="#009999" draw:textarea-vertical-align="middle"/>
    </style:style>
    <style:style style:name="P1" style:family="paragraph">
      <style:paragraph-properties fo:text-align="center"/>
      <style:text-properties fo:font-family="Menlo" style:font-pitch="variable"/>
    </style:style>
    <style:style style:name="P2" style:family="paragraph">
      <style:paragraph-properties fo:text-align="center"/>
      <style:text-properties fo:color="#ffffff" fo:font-family="Menlo" style:font-style-name="Regular" style:font-pitch="variable" fo:font-size="14pt" style:font-size-asian="14pt" style:font-size-complex="14pt"/>
    </style:style>
    <style:style style:name="P3" style:family="paragraph">
      <style:paragraph-properties fo:text-align="center"/>
      <style:text-properties fo:color="#ffffff" fo:font-family="Menlo" style:font-style-name="Regular" style:font-pitch="variable" fo:font-size="14pt"/>
    </style:style>
    <style:style style:name="P4" style:family="paragraph">
      <style:paragraph-properties fo:text-align="center"/>
      <style:text-properties fo:font-family="Menlo" style:font-style-name="Regular" style:font-pitch="variable" fo:font-size="14pt"/>
    </style:style>
    <style:style style:name="P5" style:family="paragraph">
      <style:paragraph-properties fo:text-align="center"/>
      <style:text-properties fo:font-family="Monaco" style:font-family-generic="modern" style:font-pitch="variable" fo:font-size="1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family="Monaco" style:font-family-generic="modern" style:font-pitch="variable" fo:font-size="32pt" style:font-size-asian="32pt" style:font-size-complex="32pt"/>
    </style:style>
    <style:style style:name="P8" style:family="paragraph">
      <style:paragraph-properties fo:text-align="center"/>
      <style:text-properties fo:color="#ffffff" fo:font-family="Menlo" style:font-pitch="variable" fo:font-size="14pt" style:font-size-asian="18pt" style:font-size-complex="18pt"/>
    </style:style>
    <style:style style:name="P9" style:family="paragraph">
      <style:paragraph-properties fo:text-align="center"/>
      <style:text-properties fo:color="#ffffff" fo:font-family="Menlo" style:font-style-name="Regular" style:font-pitch="variable" fo:font-size="14pt" style:font-size-asian="14pt" style:font-size-complex="14pt"/>
    </style:style>
    <style:style style:name="P10" style:family="paragraph">
      <style:paragraph-properties fo:text-align="center"/>
      <style:text-properties fo:font-family="Monaco" style:font-family-generic="modern" style:font-pitch="variable"/>
    </style:style>
    <style:style style:name="T1" style:family="text">
      <style:text-properties fo:font-family="Menlo" style:font-pitch="variable"/>
    </style:style>
    <style:style style:name="T2" style:family="text">
      <style:text-properties fo:color="#009900" fo:font-family="Menlo" style:font-pitch="variable"/>
    </style:style>
    <style:style style:name="T3" style:family="text">
      <style:text-properties fo:color="#006699" fo:font-family="Menlo" style:font-pitch="variable"/>
    </style:style>
    <style:style style:name="T4" style:family="text">
      <style:text-properties fo:color="#000099" fo:font-family="Menlo" style:font-pitch="variable"/>
    </style:style>
    <style:style style:name="T5" style:family="text">
      <style:text-properties fo:color="#009933" fo:font-family="Menlo" style:font-pitch="variable"/>
    </style:style>
    <style:style style:name="T6" style:family="text">
      <style:text-properties fo:color="#66cc00" fo:font-family="Menlo" style:font-pitch="variable"/>
    </style:style>
    <style:style style:name="T7" style:family="text">
      <style:text-properties fo:color="#000000" fo:font-family="Menlo" style:font-pitch="variable"/>
    </style:style>
    <style:style style:name="T8" style:family="text">
      <style:text-properties fo:color="#006666" fo:font-family="Menlo" style:font-pitch="variable"/>
    </style:style>
    <style:style style:name="T9" style:family="text">
      <style:text-properties fo:color="#6600cc" fo:font-family="Menlo" style:font-pitch="variable"/>
    </style:style>
    <style:style style:name="T10" style:family="text">
      <style:text-properties fo:color="#cc3300" fo:font-family="Menlo" style:font-pitch="variable"/>
    </style:style>
    <style:style style:name="T11" style:family="text">
      <style:text-properties fo:color="#cc0066" fo:font-family="Menlo" style:font-pitch="variable"/>
    </style:style>
    <style:style style:name="T12" style:family="text">
      <style:text-properties fo:color="#ffffff" style:font-size-asian="14pt" style:font-size-complex="14pt"/>
    </style:style>
    <style:style style:name="T13" style:family="text">
      <style:text-properties fo:color="#ffffff"/>
    </style:style>
    <style:style style:name="T14" style:family="text">
      <style:text-properties fo:color="#ffffff" fo:font-size="14pt" style:font-size-asian="14pt" style:font-size-complex="14pt"/>
    </style:style>
    <style:style style:name="T1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.064cm" svg:x="1cm" svg:y="0.952cm">
          <draw:text-box>
            <text:p text:style-name="P1"><text:span text:style-name="T1">MyClass(</text:span><text:span text:style-name="T2">123</text:span><text:span text:style-name="T1">, </text:span><text:span text:style-name="T3">"Hello, world"</text:span><text:span text:style-name="T1">, </text:span><text:span text:style-name="T4">Array</text:span><text:span text:style-name="T1">(</text:span><text:span text:style-name="T5">"mean"</text:span><text:span text:style-name="T6"> </text:span><text:span text:style-name="T7">-&gt;</text:span><text:span text:style-name="T6"> </text:span><text:span text:style-name="T8">10.0</text:span><text:span text:style-name="T1">, </text:span><text:span text:style-name="T9">"std"</text:span><text:span text:style-name="T10"> </text:span><text:span text:style-name="T7">-&gt;</text:span><text:span text:style-name="T10"> </text:span><text:span text:style-name="T11">2.0</text:span><text:span text:style-name="T1">))</text:span></text:p>
          </draw:text-box>
        </draw:frame>
        <draw:rect draw:style-name="gr2" draw:text-style-name="P2" draw:layer="layout" svg:width="2.54cm" svg:height="0.889cm" svg:x="2.27cm" svg:y="2.905cm">
          <text:p text:style-name="P2"><text:span text:style-name="T12">header</text:span></text:p>
        </draw:rect>
        <draw:rect draw:style-name="gr3" draw:text-style-name="P2" draw:layer="layout" svg:width="2.54cm" svg:height="0.889cm" svg:x="4.81cm" svg:y="2.905cm">
          <text:p text:style-name="P2"><text:span text:style-name="T12">123</text:span></text:p>
        </draw:rect>
        <draw:rect draw:style-name="gr4" draw:text-style-name="P2" xml:id="id1" draw:id="id1" draw:layer="layout" svg:width="1.27cm" svg:height="0.889cm" svg:x="7.35cm" svg:y="2.905cm">
          <text:p text:style-name="P2"><text:span text:style-name="T12">ptr</text:span></text:p>
        </draw:rect>
        <draw:rect draw:style-name="gr4" draw:text-style-name="P3" xml:id="id3" draw:id="id3" draw:layer="layout" svg:width="1.27cm" svg:height="0.889cm" svg:x="8.62cm" svg:y="2.905cm">
          <text:p text:style-name="P3"><text:span text:style-name="T13">ptr</text:span></text:p>
        </draw:rect>
        <draw:rect draw:style-name="gr2" draw:text-style-name="P3" xml:id="id2" draw:id="id2" draw:layer="layout" svg:width="2.54cm" svg:height="0.889cm" svg:x="3.54cm" svg:y="4.81cm">
          <text:p text:style-name="P3"><text:span text:style-name="T13">header</text:span></text:p>
        </draw:rect>
        <draw:rect draw:style-name="gr5" draw:text-style-name="P2" draw:layer="layout" svg:width="6.35cm" svg:height="0.889cm" svg:x="6.08cm" svg:y="4.81cm">
          <text:p text:style-name="P2"><text:span text:style-name="T14">"Hello, world"</text:span></text:p>
        </draw:rect>
        <draw:connector draw:style-name="gr6" draw:text-style-name="P4" draw:layer="layout" svg:x1="7.985cm" svg:y1="3.794cm" svg:x2="4.81cm" svg:y2="4.81cm" draw:start-shape="id1" draw:start-glue-point="2" draw:end-shape="id2" draw:end-glue-point="0" svg:d="M7985 3794v508h-3175v508">
          <text:p/>
        </draw:connector>
        <draw:rect draw:style-name="gr2" draw:text-style-name="P3" xml:id="id4" draw:id="id4" draw:layer="layout" svg:width="2.54cm" svg:height="0.889cm" svg:x="13.7cm" svg:y="4.81cm">
          <text:p text:style-name="P3"><text:span text:style-name="T13">header</text:span></text:p>
        </draw:rect>
        <draw:rect draw:style-name="gr4" draw:text-style-name="P3" xml:id="id5" draw:id="id5" draw:layer="layout" svg:width="1.27cm" svg:height="0.889cm" svg:x="16.24cm" svg:y="4.81cm">
          <text:p text:style-name="P3"><text:span text:style-name="T13">ptr</text:span></text:p>
        </draw:rect>
        <draw:rect draw:style-name="gr4" draw:text-style-name="P3" xml:id="id15" draw:id="id15" draw:layer="layout" svg:width="1.27cm" svg:height="0.889cm" svg:x="17.51cm" svg:y="4.81cm">
          <text:p text:style-name="P3"><text:span text:style-name="T13">ptr</text:span></text:p>
        </draw:rect>
        <draw:connector draw:style-name="gr7" draw:text-style-name="P5" draw:layer="layout" svg:x1="9.255cm" svg:y1="3.794cm" svg:x2="14.97cm" svg:y2="4.81cm" draw:start-shape="id3" draw:start-glue-point="2" draw:end-shape="id4" draw:end-glue-point="0" svg:d="M9255 3794v508h5715v508">
          <text:p/>
        </draw:connector>
        <draw:rect draw:style-name="gr2" draw:text-style-name="P3" xml:id="id6" draw:id="id6" draw:layer="layout" svg:width="2.54cm" svg:height="0.889cm" svg:x="17.51cm" svg:y="6.715cm">
          <text:p text:style-name="P3"><text:span text:style-name="T13">header</text:span></text:p>
        </draw:rect>
        <draw:rect draw:style-name="gr4" draw:text-style-name="P3" xml:id="id7" draw:id="id7" draw:layer="layout" svg:width="1.27cm" svg:height="0.889cm" svg:x="20.05cm" svg:y="6.715cm">
          <text:p text:style-name="P3"><text:span text:style-name="T13">ptr</text:span></text:p>
        </draw:rect>
        <draw:rect draw:style-name="gr8" draw:text-style-name="P3" draw:layer="layout" svg:width="2.54cm" svg:height="0.889cm" svg:x="21.32cm" svg:y="6.715cm">
          <text:p text:style-name="P3"><text:span text:style-name="T13">10.0</text:span></text:p>
        </draw:rect>
        <draw:connector draw:style-name="gr7" draw:text-style-name="P4" draw:layer="layout" svg:x1="16.875cm" svg:y1="5.699cm" svg:x2="18.78cm" svg:y2="6.715cm" draw:start-shape="id5" draw:start-glue-point="2" draw:end-shape="id6" draw:end-glue-point="0" svg:d="M16875 5699v508h1905v508">
          <text:p/>
        </draw:connector>
        <draw:rect draw:style-name="gr2" draw:text-style-name="P3" xml:id="id8" draw:id="id8" draw:layer="layout" svg:width="2.54cm" svg:height="0.889cm" svg:x="21.32cm" svg:y="8.62cm">
          <text:p text:style-name="P3"><text:span text:style-name="T13">header</text:span></text:p>
        </draw:rect>
        <draw:rect draw:style-name="gr9" draw:text-style-name="P2" draw:layer="layout" svg:width="2.54cm" svg:height="0.889cm" svg:x="23.86cm" svg:y="8.62cm">
          <text:p text:style-name="P2"><text:span text:style-name="T14">"mean"</text:span></text:p>
        </draw:rect>
        <draw:connector draw:style-name="gr7" draw:text-style-name="P4" draw:layer="layout" svg:x1="20.685cm" svg:y1="7.604cm" svg:x2="22.59cm" svg:y2="8.62cm" draw:start-shape="id7" draw:start-glue-point="2" draw:end-shape="id8" draw:end-glue-point="0" svg:d="M20685 7604v508h1905v508">
          <text:p/>
        </draw:connector>
        <draw:frame draw:style-name="gr10" draw:text-style-name="P7" draw:layer="layout" svg:width="3.048cm" svg:height="1.513cm" svg:x="24.149cm" svg:y="2.605cm">
          <draw:text-box>
            <text:p text:style-name="P6"><text:span text:style-name="T15">JVM</text:span></text:p>
          </draw:text-box>
        </draw:frame>
        <draw:frame draw:style-name="gr11" draw:text-style-name="P7" draw:layer="layout" svg:width="5.232cm" svg:height="1.651cm" svg:x="21.955cm" svg:y="11.16cm">
          <draw:text-box>
            <text:p text:style-name="P6"><text:span text:style-name="T15">Tungsten</text:span></text:p>
          </draw:text-box>
        </draw:frame>
        <draw:rect draw:style-name="gr2" draw:text-style-name="P8" draw:layer="layout" svg:width="1.27cm" svg:height="0.889cm" svg:x="1cm" svg:y="13.698cm">
          <text:p text:style-name="P8"><text:span text:style-name="T13">bmp</text:span></text:p>
        </draw:rect>
        <draw:rect draw:style-name="gr4" draw:text-style-name="P8" xml:id="id9" draw:id="id9" draw:layer="layout" svg:width="2.54cm" svg:height="0.889cm" svg:x="4.81cm" svg:y="13.698cm">
          <text:p text:style-name="P8"><text:span text:style-name="T13">ofs|len</text:span></text:p>
        </draw:rect>
        <draw:rect draw:style-name="gr4" draw:text-style-name="P8" xml:id="id11" draw:id="id11" draw:layer="layout" svg:width="2.54cm" svg:height="0.889cm" svg:x="7.35cm" svg:y="13.698cm">
          <text:p text:style-name="P8"><text:span text:style-name="T13">ofs|len</text:span></text:p>
        </draw:rect>
        <draw:rect draw:style-name="gr3" draw:text-style-name="P8" draw:layer="layout" svg:width="2.54cm" svg:height="0.889cm" svg:x="2.27cm" svg:y="13.698cm">
          <text:p text:style-name="P8"><text:span text:style-name="T13">123</text:span></text:p>
        </draw:rect>
        <draw:rect draw:style-name="gr5" draw:text-style-name="P9" xml:id="id10" draw:id="id10" draw:layer="layout" svg:width="6.35cm" svg:height="0.889cm" svg:x="9.89cm" svg:y="13.698cm">
          <text:p text:style-name="P9"><text:span text:style-name="T14">"Hello, world"</text:span></text:p>
        </draw:rect>
        <draw:connector draw:style-name="gr12" draw:text-style-name="P10" draw:layer="layout" draw:line-skew="0.261cm" svg:x1="6.08cm" svg:y1="14.587cm" svg:x2="13.065cm" svg:y2="14.587cm" draw:start-shape="id9" draw:start-glue-point="2" draw:end-shape="id10" draw:end-glue-point="2" svg:d="M6080 14587v762h6985v-762">
          <text:p/>
        </draw:connector>
        <draw:rect draw:style-name="gr8" draw:text-style-name="P3" draw:layer="layout" svg:width="2.54cm" svg:height="0.889cm" svg:x="22.59cm" svg:y="13.698cm">
          <text:p text:style-name="P3"><text:span text:style-name="T13">10.0</text:span></text:p>
        </draw:rect>
        <draw:connector draw:style-name="gr12" draw:text-style-name="P10" draw:layer="layout" svg:x1="8.62cm" svg:y1="13.698cm" svg:x2="16.875cm" svg:y2="13.698cm" draw:start-shape="id11" draw:start-glue-point="0" draw:end-shape="id12" draw:end-glue-point="0" svg:d="M8620 13698v-501h8255v501">
          <text:p/>
        </draw:connector>
        <draw:rect draw:style-name="gr2" draw:text-style-name="P8" xml:id="id13" draw:id="id13" draw:layer="layout" svg:width="1.27cm" svg:height="0.889cm" svg:x="18.78cm" svg:y="13.698cm">
          <text:p text:style-name="P8"><text:span text:style-name="T13">bmp</text:span></text:p>
        </draw:rect>
        <draw:rect draw:style-name="gr4" draw:text-style-name="P8" xml:id="id16" draw:id="id16" draw:layer="layout" svg:width="2.54cm" svg:height="0.889cm" svg:x="20.05cm" svg:y="13.698cm">
          <text:p text:style-name="P8"><text:span text:style-name="T13">ofs|len</text:span></text:p>
        </draw:rect>
        <draw:rect draw:style-name="gr9" draw:text-style-name="P2" xml:id="id17" draw:id="id17" draw:layer="layout" svg:width="2.54cm" svg:height="0.889cm" svg:x="25.13cm" svg:y="13.698cm">
          <text:p text:style-name="P2"><text:span text:style-name="T14">"mean"</text:span></text:p>
        </draw:rect>
        <draw:rect draw:style-name="gr4" draw:text-style-name="P8" xml:id="id12" draw:id="id12" draw:layer="layout" svg:width="1.27cm" svg:height="0.889cm" svg:x="16.24cm" svg:y="13.698cm">
          <text:p text:style-name="P8"><text:span text:style-name="T13">ofs</text:span></text:p>
        </draw:rect>
        <draw:connector draw:style-name="gr12" draw:text-style-name="P10" draw:layer="layout" draw:line-skew="0.134cm" svg:x1="16.875cm" svg:y1="14.587cm" svg:x2="19.415cm" svg:y2="14.587cm" draw:start-shape="id12" draw:start-glue-point="2" draw:end-shape="id13" draw:end-glue-point="2" svg:d="M16875 14587v635h2540v-635">
          <text:p/>
        </draw:connector>
        <draw:rect draw:style-name="gr4" draw:text-style-name="P8" xml:id="id14" draw:id="id14" draw:layer="layout" svg:width="1.27cm" svg:height="0.889cm" svg:x="17.51cm" svg:y="13.698cm">
          <text:p text:style-name="P8"><text:span text:style-name="T13">ofs</text:span></text:p>
        </draw:rect>
        <draw:connector draw:style-name="gr13" draw:text-style-name="P10" draw:layer="layout" svg:x1="18.145cm" svg:y1="13.698cm" svg:x2="27.016cm" svg:y2="13.09cm" draw:start-shape="id14" draw:start-glue-point="0" svg:d="M18145 13698v-554h8871v-54">
          <text:p/>
        </draw:connector>
        <draw:connector draw:style-name="gr13" draw:text-style-name="P10" draw:layer="layout" svg:x1="18.145cm" svg:y1="4.81cm" svg:x2="28.332cm" svg:y2="7.135cm" draw:start-shape="id15" draw:start-glue-point="0" svg:d="M18145 4810v-501h10187v2826">
          <text:p/>
        </draw:connector>
        <draw:connector draw:style-name="gr12" draw:text-style-name="P10" draw:layer="layout" svg:x1="21.32cm" svg:y1="14.587cm" svg:x2="26.4cm" svg:y2="14.587cm" draw:start-shape="id16" draw:start-glue-point="2" draw:end-shape="id17" draw:end-glue-point="2" svg:d="M21320 14587v501h5080v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yacheslav Baranov</meta:initial-creator>
    <meta:creation-date>2016-06-17T02:05:58</meta:creation-date>
    <dc:date>2016-06-17T03:39:03</dc:date>
    <dc:creator>Vyacheslav Baranov</dc:creator>
    <meta:editing-duration>PT15M30S</meta:editing-duration>
    <meta:editing-cycles>3</meta:editing-cycles>
    <meta:generator>OpenOffice/4.1.1$Unix OpenOffice.org_project/411m6$Build-9775</meta:generator>
    <meta:document-statistic meta:object-count="38"/>
  </office:meta>
</office:document-meta>
</file>